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8ece0" officeooo:paragraph-rsid="0018ece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8ece0" officeooo:paragraph-rsid="0018ece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914df" officeooo:paragraph-rsid="001914d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8ece0" officeooo:paragraph-rsid="0018ece0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c9211e" loext:opacity="100%" fo:font-size="12pt" fo:font-weight="bold" officeooo:rsid="0018ece0" officeooo:paragraph-rsid="0018ece0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c9211e" loext:opacity="100%" fo:font-size="12pt" fo:font-weight="bold" officeooo:rsid="001914df" officeooo:paragraph-rsid="001914df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c9211e" loext:opacity="100%" fo:font-size="12pt" fo:font-weight="bold" officeooo:rsid="001aa571" officeooo:paragraph-rsid="001aa571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loext:opacity="100%" fo:font-size="12pt" fo:font-weight="normal" officeooo:rsid="0018ece0" officeooo:paragraph-rsid="0018ece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c9211e" loext:opacity="100%" fo:font-size="12pt" fo:font-weight="normal" officeooo:rsid="001914df" officeooo:paragraph-rsid="001914d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c9211e" loext:opacity="100%" fo:font-size="12pt" fo:font-weight="normal" officeooo:rsid="001aa571" officeooo:paragraph-rsid="001aa57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fo:font-weight="normal" officeooo:rsid="001d28dd" officeooo:paragraph-rsid="001d28d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fo:font-weight="normal" officeooo:rsid="001d28dd" officeooo:paragraph-rsid="001e957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2pt" fo:font-weight="bold" officeooo:rsid="001d28dd" officeooo:paragraph-rsid="001d28dd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3465a4" loext:opacity="100%" fo:font-size="12pt" fo:font-weight="normal" officeooo:rsid="001d28dd" officeooo:paragraph-rsid="001d28d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3465a4" loext:opacity="100%" fo:font-size="12pt" fo:font-weight="normal" officeooo:rsid="001d28dd" officeooo:paragraph-rsid="001e957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3465a4" loext:opacity="100%" fo:font-size="12pt" fo:font-weight="normal" officeooo:rsid="001e9578" officeooo:paragraph-rsid="001e957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bf819e" loext:opacity="100%" fo:font-size="12pt" fo:font-weight="normal" officeooo:rsid="001d28dd" officeooo:paragraph-rsid="001d28d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3465a4" loext:opacity="100%" fo:font-size="12pt" fo:font-weight="normal" officeooo:rsid="001e9578" officeooo:paragraph-rsid="001e957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fo:font-size="12pt" fo:font-weight="bold" officeooo:rsid="001d28dd" officeooo:paragraph-rsid="0021abef" style:font-size-asian="10.5pt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fo:font-size="12pt" fo:font-weight="normal" officeooo:rsid="001d28dd" officeooo:paragraph-rsid="0021abe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fo:font-size="12pt" fo:font-weight="normal" officeooo:rsid="001e9578" officeooo:paragraph-rsid="0021abe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ff0000" loext:opacity="100%" fo:font-size="12pt" fo:font-weight="normal" officeooo:rsid="001d28dd" officeooo:paragraph-rsid="0021abef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ff0000" loext:opacity="100%" fo:font-size="12pt" fo:font-weight="normal" officeooo:rsid="001e9578" officeooo:paragraph-rsid="0021abef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ff0000" loext:opacity="100%" fo:font-size="12pt" fo:font-weight="bold" officeooo:rsid="001d28dd" officeooo:paragraph-rsid="0021abef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normal" style:font-weight-asian="normal" style:font-weight-complex="normal"/>
    </style:style>
    <style:style style:name="T4" style:family="text">
      <style:text-properties officeooo:rsid="001e9578"/>
    </style:style>
    <style:style style:name="T5" style:family="text">
      <style:text-properties fo:color="#bf819e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9578" style:font-weight-asian="bold" style:font-weight-complex="bold"/>
    </style:style>
    <style:style style:name="T8" style:family="text">
      <style:text-properties fo:font-weight="bold" officeooo:rsid="001d28dd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color="#ff0000" loext:opacity="100%" fo:font-weight="bold" officeooo:rsid="001e9578" style:font-weight-asian="bold" style:font-weight-complex="bold"/>
    </style:style>
    <style:style style:name="T12" style:family="text">
      <style:text-properties fo:color="#ff0000" loext:opacity="100%" fo:font-weight="bold" officeooo:rsid="001d28d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:</text:p>
      <text:p text:style-name="P1"/>
      <text:p text:style-name="P5">Registar no sistema:<text:line-break/><text:span text:style-name="T1">registarUtilizador(senha, e-mail, nome, telemóvel, morada) : boolean</text:span></text:p>
      <text:p text:style-name="P8"/>
      <text:p text:style-name="P5">Autenticação:</text:p>
      <text:p text:style-name="P8">iniciaSessao(email,senha) : Utilizador</text:p>
      <text:p text:style-name="P8"/>
      <text:p text:style-name="P5">Terminar Sessão:<text:line-break/><text:span text:style-name="T1">***</text:span></text:p>
      <text:p text:style-name="P8"/>
      <text:p text:style-name="P4"><text:span text:style-name="T2">Alterar palavra-passe:<text:line-break/></text:span><text:span text:style-name="T3">esquecimentoPasswordUtilizador(email) : boolean</text:span><text:span text:style-name="T1"><text:line-break/></text:span></text:p>
      <text:p text:style-name="P5">Visualizar o estado da Encomenda:</text:p>
      <text:p text:style-name="P8">getEstadoEncomenda(Encomenda) : Estado</text:p>
      <text:p text:style-name="P2"/>
      <text:p text:style-name="P5">Adicionar Produto ao carrinho de compras:</text:p>
      <text:p text:style-name="P8">addProdutoCarrinhoCompras(Produto) : boolean</text:p>
      <text:p text:style-name="P8"/>
      <text:p text:style-name="P5">Remover Produto do carrinho de compras:</text:p>
      <text:p text:style-name="P8">removerProdutoCarrinhoCompras(Produto) : boolean</text:p>
      <text:p text:style-name="P8"/>
      <text:p text:style-name="P5">Pagar Encomenda do carrinho de compras:</text:p>
      <text:p text:style-name="P8">pagarCarrinhoCompras() : boolean</text:p>
      <text:p text:style-name="P2"/>
      <text:p text:style-name="P6">Cancelar encomenda:</text:p>
      <text:p text:style-name="P9">cancelarEncomenda(Encomenda) : boolean</text:p>
      <text:p text:style-name="P9"/>
      <text:p text:style-name="P6">Ver estatísticas da encomenda:</text:p>
      <text:p text:style-name="P9">verEstatisticasEncomenda(Encomenda) : Estatisticas</text:p>
      <text:p text:style-name="P9"/>
      <text:p text:style-name="P6">Ver as suas encomendas:</text:p>
      <text:p text:style-name="P9">verEncomendas(Filtro) : set(Encomendas)</text:p>
      <text:p text:style-name="P3"/>
      <text:p text:style-name="P6">Avaliar pastelaria:</text:p>
      <text:p text:style-name="P9">avaliarPastelaria(Utilizador, classificação, comentário) : boolean</text:p>
      <text:p text:style-name="P9"/>
      <text:p text:style-name="P6">Adicionar Produtos aos favoritos:</text:p>
      <text:p text:style-name="P9">addProdutoFavoritos(Produto): boolean</text:p>
      <text:p text:style-name="P9"/>
      <text:p text:style-name="P6">Remover Produtos aos favoritos:</text:p>
      <text:p text:style-name="P9">removerProdutoFavoritos(Produto) : boolean</text:p>
      <text:p text:style-name="P9"/>
      <text:p text:style-name="P6">Ver os seus favoritos:</text:p>
      <text:p text:style-name="P9">verFavoritos() : Set(Produto)</text:p>
      <text:p text:style-name="P3"/>
      <text:p text:style-name="P6">Notificar caso seja possível efetuar a encomenda:</text:p>
      <text:p text:style-name="P9">addEncomendaNotificação(Encomenda, e-mail): boolean</text:p>
      <text:p text:style-name="P9"/>
      <text:p text:style-name="P6">Modificar atributos do Utilizador:</text:p>
      <text:p text:style-name="P9">setNomeUtilizador(nome)</text:p>
      <text:p text:style-name="P9"><text:soft-page-break/>setEmailUtilizador(email) : boolean</text:p>
      <text:p text:style-name="P9">setMoradaUtilizador(morada)</text:p>
      <text:p text:style-name="P9">setTelemovel(telemovel)</text:p>
      <text:p text:style-name="P9"/>
      <text:p text:style-name="P6">Ver FAQ:</text:p>
      <text:p text:style-name="P9">verFAQ() : Set(String)</text:p>
      <text:p text:style-name="P3"/>
      <text:p text:style-name="P6">Ver progresso encomenda:</text:p>
      <text:p text:style-name="P9">verProgressoEncomenda(Encomenda) : Progresso</text:p>
      <text:p text:style-name="P3"/>
      <text:p text:style-name="P6">Ver encomendas a ser preparadas:</text:p>
      <text:p text:style-name="P9">verEncomendasPreparadas(Filtro) : Set(Encomendas)</text:p>
      <text:p text:style-name="P9"/>
      <text:p text:style-name="P6">Ver encomendas que já foram preparadas:</text:p>
      <text:p text:style-name="P9">verEncomendasFeitas(Filtro) : Set(Encomendas)</text:p>
      <text:p text:style-name="P9"/>
      <text:p text:style-name="P6">Ver encomendas que estão na fila de espera:</text:p>
      <text:p text:style-name="P9">verEncomendasQueue(Filtro) : Set(Encomendas)</text:p>
      <text:p text:style-name="P9"/>
      <text:p text:style-name="P6">Ver stock atual:</text:p>
      <text:p text:style-name="P9">verStock() : Set (Material)</text:p>
      <text:p text:style-name="P9"/>
      <text:p text:style-name="P6">Ver relatório de uma encomenda:<text:line-break/><text:span text:style-name="T1">verRelatórioEncomenda(Encomenda) : Relatorio</text:span></text:p>
      <text:p text:style-name="P9"/>
      <text:p text:style-name="P6">Interromper Produção:</text:p>
      <text:p text:style-name="P9">interromperProducao() : boolean</text:p>
      <text:p text:style-name="P9"/>
      <text:p text:style-name="P6">Retomar Produção:</text:p>
      <text:p text:style-name="P9">retomarProducao() : boolean</text:p>
      <text:p text:style-name="P9"/>
      <text:p text:style-name="P6">Atualizar o estado de uma encomenda:</text:p>
      <text:p text:style-name="P9">updateEstadoEncomenda(Encomenda, Estado) : boolean</text:p>
      <text:p text:style-name="P9"/>
      <text:p text:style-name="P7">Atualizar o progresso de uma encomenda:</text:p>
      <text:p text:style-name="P10">updateProgressoEncomenda(Encomenda, Progresso) : boolean</text:p>
      <text:p text:style-name="P10"/>
      <text:p text:style-name="P7">Modificar stock:</text:p>
      <text:p text:style-name="P10">setStock(Material, quantidade) : boolean</text:p>
      <text:p text:style-name="P10"/>
      <text:p text:style-name="P7">Notificar funcionário da capacidade de stock:</text:p>
      <text:p text:style-name="P10">notificarFaltaStock(Material) : boolea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Registo/Utilizadores</text:p>
      <text:p text:style-name="P11">- registar<text:line-break/>- mudar nome/email/telemovel/morada</text:p>
      <text:p text:style-name="P11">- esquecimento de password</text:p>
      <text:p text:style-name="P11">- iniciar/terminar sessão</text:p>
      <text:p text:style-name="P14">- mudar senha</text:p>
      <text:p text:style-name="P17">- eliminar conta ???</text:p>
      <text:p text:style-name="P17">- tornar conta funcionário *?*</text:p>
      <text:p text:style-name="P11"/>
      <text:p text:style-name="P13">Cliente</text:p>
      <text:p text:style-name="P12">- avaliar pastelaria<text:span text:style-name="T10"> </text:span><text:span text:style-name="T11">Cliente</text:span></text:p>
      <text:p text:style-name="P12">- ver FAQ<text:span text:style-name="T10"> </text:span><text:span text:style-name="T11">Cliente/Funcionário</text:span><text:line-break/>- ver/adicionar/remover Favoritos<text:span text:style-name="T10"> </text:span><text:span text:style-name="T11">Cliente</text:span></text:p>
      <text:p text:style-name="P12">- adicionar/remover/pagar Encomenda<text:span text:style-name="T10"> </text:span><text:span text:style-name="T11">Cliente</text:span><text:line-break/>- ver as suas encomendas<text:span text:style-name="T10"> </text:span><text:span text:style-name="T11">Cliente</text:span></text:p>
      <text:p text:style-name="P15">- ver carrinho de compras<text:span text:style-name="T10"> </text:span><text:span text:style-name="T11">Cliente</text:span></text:p>
      <text:p text:style-name="P15">- ver produtos existentes<text:span text:style-name="T10"> </text:span><text:span text:style-name="T11">Cliente/Funcionário</text:span></text:p>
      <text:p text:style-name="P15">- ver informação de um produto/tarte<text:span text:style-name="T10"> </text:span><text:span text:style-name="T11">Cliente/Funcionário</text:span></text:p>
      <text:p text:style-name="P11"/>
      <text:p text:style-name="P13">Encomendas</text:p>
      <text:p text:style-name="P12">- Ver estado<text:span text:style-name="T10"> </text:span><text:span text:style-name="T11">Cliente/Funcionário</text:span></text:p>
      <text:p text:style-name="P12">- Ver progresso<text:span text:style-name="T10"> </text:span><text:span text:style-name="T11">Cliente/Funcionário</text:span></text:p>
      <text:p text:style-name="P12">- Cancelar encomenda<text:span text:style-name="T10"> </text:span><text:span text:style-name="T11">Cliente</text:span></text:p>
      <text:p text:style-name="P12">- ver estatísticas<text:span text:style-name="T10"> </text:span><text:span text:style-name="T11">Cliente/Funcionário</text:span></text:p>
      <text:p text:style-name="P12">- ver relatório<text:span text:style-name="T10"> </text:span><text:span text:style-name="T11">Cliente/Funcionário</text:span></text:p>
      <text:p text:style-name="P12">- notificar falta de stock<text:span text:style-name="T10"> </text:span><text:span text:style-name="T11">Cliente</text:span></text:p>
      <text:p text:style-name="P12">- atualizar progresso<text:span text:style-name="T10"> </text:span><text:span text:style-name="T11">Funcionário</text:span></text:p>
      <text:p text:style-name="P12">- atualizar estado<text:span text:style-name="T10"> </text:span><text:span text:style-name="T11">Funcionário</text:span></text:p>
      <text:p text:style-name="P15">- <text:span text:style-name="T4">ver info da encomenda (pagamento, de quem é, etc…)</text:span><text:span text:style-name="T10"> </text:span><text:span text:style-name="T11">Cliente/Funcionário</text:span></text:p>
      <text:p text:style-name="P14"/>
      <text:p text:style-name="P11"/>
      <text:p text:style-name="P13">Funcionário/Linha de Montagem</text:p>
      <text:p text:style-name="P12">- Ver encomendas Feitas<text:span text:style-name="T10"> </text:span><text:span text:style-name="T11">Funcionário</text:span></text:p>
      <text:p text:style-name="P12">- Ver encomendas a Fazer<text:span text:style-name="T10"> </text:span><text:span text:style-name="T11">Funcionário</text:span></text:p>
      <text:p text:style-name="P12">- Ver encomendas na fila de espera<text:span text:style-name="T10"> </text:span><text:span text:style-name="T11">Funcionário</text:span></text:p>
      <text:p text:style-name="P12">- Interromper/Retomar Produção<text:span text:style-name="T10"> </text:span><text:span text:style-name="T11">Funcionário</text:span></text:p>
      <text:p text:style-name="P15">- <text:span text:style-name="T4">Ver encomendas Interrompidas</text:span><text:span text:style-name="T10"> </text:span><text:span text:style-name="T11">Funcionário</text:span></text:p>
      <text:p text:style-name="P11"/>
      <text:p text:style-name="P13">Stock</text:p>
      <text:p text:style-name="P12">- ver stock<text:span text:style-name="T10"> </text:span><text:span text:style-name="T11">Funcionário</text:span></text:p>
      <text:p text:style-name="P12">- modificar stock<text:span text:style-name="T10"> </text:span><text:span text:style-name="T11">Funcionário</text:span></text:p>
      <text:p text:style-name="P12">- notificar falta de stock para o funcionário<text:span text:style-name="T10"> </text:span><text:span text:style-name="T11">Funcionário</text:span></text:p>
      <text:p text:style-name="P15">- <text:span text:style-name="T4">Adicionar/Remover Material</text:span><text:span text:style-name="T10"> </text:span><text:span text:style-name="T11">Funcionário</text:span></text:p>
      <text:p text:style-name="P14"/>
      <text:p text:style-name="P16">Sistema</text:p>
      <text:p text:style-name="P16"><text:span text:style-name="T5">- ver Registos</text:span><text:span text:style-name="T12"> </text:span><text:span text:style-name="T10">Funcionário</text:span><text:line-break/>- Ver avaliações<text:span text:style-name="T12"> </text:span><text:span text:style-name="T10">Funcionário</text:span></text:p>
      <text:p text:style-name="P16">- Adicionar/Remover/Modificar Produtos<text:span text:style-name="T12"> </text:span><text:span text:style-name="T10">Funcionário</text:span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24"><text:soft-page-break/>Registo/Utilizadores</text:p>
      <text:p text:style-name="P22">- registar<text:line-break/>- mudar nome/email/telemovel/morada</text:p>
      <text:p text:style-name="P22">- esquecimento de password</text:p>
      <text:p text:style-name="P20">- iniciar/terminar sessão</text:p>
      <text:p text:style-name="P22">- mudar senha</text:p>
      <text:p text:style-name="P22">- eliminar conta ???</text:p>
      <text:p text:style-name="P22">- tornar conta funcionário *?*</text:p>
      <text:p text:style-name="P20"/>
      <text:p text:style-name="P19">Cliente</text:p>
      <text:p text:style-name="P22">- avaliar pastelaria<text:span text:style-name="T6"> </text:span><text:span text:style-name="T7">Cliente</text:span></text:p>
      <text:p text:style-name="P20"><text:span text:style-name="T9">- ver FAQ</text:span><text:span text:style-name="T10"> </text:span><text:span text:style-name="T11">Cliente/Funcionário</text:span><text:line-break/><text:span text:style-name="T9">- ver/adicionar/remover Favoritos</text:span><text:span text:style-name="T10"> </text:span><text:span text:style-name="T11">Cliente</text:span></text:p>
      <text:p text:style-name="P20">- adicionar/remover/pagar Encomenda<text:span text:style-name="T6"> </text:span><text:span text:style-name="T7">Cliente</text:span><text:line-break/>- ver as suas encomendas<text:span text:style-name="T6"> </text:span><text:span text:style-name="T7">Cliente</text:span></text:p>
      <text:p text:style-name="P20">- ver carrinho de compras<text:span text:style-name="T6"> </text:span><text:span text:style-name="T7">Cliente</text:span></text:p>
      <text:p text:style-name="P20">- ver produtos existentes<text:span text:style-name="T6"> </text:span><text:span text:style-name="T7">Cliente/Funcionário</text:span></text:p>
      <text:p text:style-name="P20">- ver informação de um produto/tarte<text:span text:style-name="T6"> </text:span><text:span text:style-name="T7">Cliente/Funcionário</text:span></text:p>
      <text:p text:style-name="P20"/>
      <text:p text:style-name="P19">Encomendas</text:p>
      <text:p text:style-name="P20">- Ver estado<text:span text:style-name="T6"> </text:span><text:span text:style-name="T7">Cliente/Funcionário</text:span></text:p>
      <text:p text:style-name="P20">- Ver progresso<text:span text:style-name="T6"> </text:span><text:span text:style-name="T7">Cliente/Funcionário</text:span></text:p>
      <text:p text:style-name="P20">- Cancelar encomenda<text:span text:style-name="T6"> </text:span><text:span text:style-name="T7">Cliente</text:span></text:p>
      <text:p text:style-name="P20">- ver estatísticas<text:span text:style-name="T6"> </text:span><text:span text:style-name="T7">Cliente/Funcionário</text:span></text:p>
      <text:p text:style-name="P20">- ver relatório<text:span text:style-name="T6"> </text:span><text:span text:style-name="T7">Cliente/Funcionário</text:span></text:p>
      <text:p text:style-name="P20">- notificar falta de stock<text:span text:style-name="T6"> </text:span><text:span text:style-name="T7">Cliente</text:span></text:p>
      <text:p text:style-name="P20">- atualizar progresso<text:span text:style-name="T6"> </text:span><text:span text:style-name="T7">Funcionário</text:span></text:p>
      <text:p text:style-name="P20">- atualizar estado<text:span text:style-name="T6"> </text:span><text:span text:style-name="T7">Funcionário</text:span></text:p>
      <text:p text:style-name="P20">- <text:span text:style-name="T4">ver info da encomenda (pagamento, de quem é, etc…)</text:span><text:span text:style-name="T6"> </text:span><text:span text:style-name="T7">Cliente/Funcionário</text:span></text:p>
      <text:p text:style-name="P20"/>
      <text:p text:style-name="P20"/>
      <text:p text:style-name="P24">Funcionário/Linha de Montagem</text:p>
      <text:p text:style-name="P22">- Ver encomendas Feitas<text:span text:style-name="T6"> </text:span><text:span text:style-name="T7">Funcionário</text:span></text:p>
      <text:p text:style-name="P22">- Ver encomendas a Fazer<text:span text:style-name="T6"> </text:span><text:span text:style-name="T7">Funcionário</text:span></text:p>
      <text:p text:style-name="P22">- Ver encomendas na fila de espera<text:span text:style-name="T6"> </text:span><text:span text:style-name="T7">Funcionário</text:span></text:p>
      <text:p text:style-name="P22">- Interromper/Retomar Produção<text:span text:style-name="T6"> </text:span><text:span text:style-name="T7">Funcionário</text:span></text:p>
      <text:p text:style-name="P22">- <text:span text:style-name="T4">Ver encomendas Interrompidas</text:span><text:span text:style-name="T6"> </text:span><text:span text:style-name="T7">Funcionário</text:span></text:p>
      <text:p text:style-name="P22"/>
      <text:p text:style-name="P24">Stock</text:p>
      <text:p text:style-name="P22">- ver stock<text:span text:style-name="T6"> </text:span><text:span text:style-name="T7">Funcionário</text:span></text:p>
      <text:p text:style-name="P22">- modificar stock<text:span text:style-name="T6"> </text:span><text:span text:style-name="T7">Funcionário</text:span></text:p>
      <text:p text:style-name="P22">- notificar falta de stock para o funcionário<text:span text:style-name="T6"> </text:span><text:span text:style-name="T7">Funcionário</text:span></text:p>
      <text:p text:style-name="P22">- <text:span text:style-name="T4">Adicionar/Remover Material</text:span><text:span text:style-name="T6"> </text:span><text:span text:style-name="T7">Funcionário</text:span></text:p>
      <text:p text:style-name="P20"/>
      <text:p text:style-name="P23">Sistema</text:p>
      <text:p text:style-name="P21">- ver Registos<text:span text:style-name="T8"> </text:span><text:span text:style-name="T6">Funcionário</text:span><text:line-break/><text:span text:style-name="T9">- Ver avaliações</text:span><text:span text:style-name="T12"> </text:span><text:span text:style-name="T10">Funcionário</text:span></text:p>
      <text:p text:style-name="P21"><text:span text:style-name="T6">- Adicionar/Remover/Modificar Produtos</text:span><text:span text:style-name="T8"> </text:span><text:span text:style-name="T6">Funcionári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22:56:08.343980987</meta:creation-date>
    <dc:date>2024-11-17T11:33:43.753352244</dc:date>
    <meta:editing-duration>PT7H12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36" meta:word-count="579" meta:character-count="4840" meta:non-whitespace-character-count="4396"/>
  </office:meta>
</office:document-meta>
</file>